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882cm" fo:margin-left="0cm" table:align="left"/>
    </style:style>
    <style:style style:name="Таблица1.A" style:family="table-column">
      <style:table-column-properties style:column-width="1.732cm"/>
    </style:style>
    <style:style style:name="Таблица1.B" style:family="table-column">
      <style:table-column-properties style:column-width="0.212cm"/>
    </style:style>
    <style:style style:name="Таблица1.C" style:family="table-column">
      <style:table-column-properties style:column-width="0.34cm"/>
    </style:style>
    <style:style style:name="Таблица1.D" style:family="table-column">
      <style:table-column-properties style:column-width="0.407cm"/>
    </style:style>
    <style:style style:name="Таблица1.E" style:family="table-column">
      <style:table-column-properties style:column-width="1.499cm"/>
    </style:style>
    <style:style style:name="Таблица1.F" style:family="table-column">
      <style:table-column-properties style:column-width="1.501cm"/>
    </style:style>
    <style:style style:name="Таблица1.G" style:family="table-column">
      <style:table-column-properties style:column-width="3.847cm"/>
    </style:style>
    <style:style style:name="Таблица1.H" style:family="table-column">
      <style:table-column-properties style:column-width="1.692cm"/>
    </style:style>
    <style:style style:name="Таблица1.I" style:family="table-column">
      <style:table-column-properties style:column-width="5.652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6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9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" style:family="table">
      <style:table-properties style:width="17.334cm" fo:margin-left="0cm" table:align="left"/>
    </style:style>
    <style:style style:name="Таблица2.A" style:family="table-column">
      <style:table-column-properties style:column-width="2.693cm"/>
    </style:style>
    <style:style style:name="Таблица2.B" style:family="table-column">
      <style:table-column-properties style:column-width="2.928cm"/>
    </style:style>
    <style:style style:name="Таблица2.C" style:family="table-column">
      <style:table-column-properties style:column-width="1.258cm"/>
    </style:style>
    <style:style style:name="Таблица2.D" style:family="table-column">
      <style:table-column-properties style:column-width="0.677cm"/>
    </style:style>
    <style:style style:name="Таблица2.E" style:family="table-column">
      <style:table-column-properties style:column-width="1.478cm"/>
    </style:style>
    <style:style style:name="Таблица2.F" style:family="table-column">
      <style:table-column-properties style:column-width="0.767cm"/>
    </style:style>
    <style:style style:name="Таблица2.G" style:family="table-column">
      <style:table-column-properties style:column-width="0.54cm"/>
    </style:style>
    <style:style style:name="Таблица2.H" style:family="table-column">
      <style:table-column-properties style:column-width="1.969cm"/>
    </style:style>
    <style:style style:name="Таблица2.I" style:family="table-column">
      <style:table-column-properties style:column-width="0.762cm"/>
    </style:style>
    <style:style style:name="Таблица2.J" style:family="table-column">
      <style:table-column-properties style:column-width="4.172cm"/>
    </style:style>
    <style:style style:name="Таблица2.K" style:family="table-column">
      <style:table-column-properties style:column-width="0.09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2.A3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18" style:family="table-row">
      <style:table-row-properties style:min-row-height="1.577cm" style:use-optimal-row-height="false"/>
    </style:style>
    <style:style style:name="Таблица2.35" style:family="table-row">
      <style:table-row-properties style:min-row-height="0.854cm" style:use-optimal-row-height="false"/>
    </style:style>
    <style:style style:name="Таблица2.39" style:family="table-row">
      <style:table-row-properties fo:keep-together="always" style:use-optimal-row-height="false"/>
    </style:style>
    <style:style style:name="Таблица2.K45" style:family="table-cell">
      <style:table-cell-properties fo:padding="0cm" fo:border="none"/>
    </style:style>
    <style:style style:name="P1" style:family="paragraph" style:parent-style-name="Обычный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paragraph-properties style:vertical-align="baseline"/>
    </style:style>
    <style:style style:name="P4" style:family="paragraph" style:parent-style-name="Обычный">
      <style:text-properties fo:font-size="10pt" fo:font-weight="bold" style:font-size-asian="10pt" style:font-weight-asian="bold" style:font-size-complex="10pt"/>
    </style:style>
    <style:style style:name="P5" style:family="paragraph" style:parent-style-name="Обычный">
      <style:text-properties fo:font-size="10pt" officeooo:rsid="0009b51d" officeooo:paragraph-rsid="0009b51d" style:font-size-asian="10pt" style:font-size-complex="10pt"/>
    </style:style>
    <style:style style:name="P6" style:family="paragraph" style:parent-style-name="Обычный">
      <style:text-properties fo:font-size="10pt" officeooo:rsid="0013a118" officeooo:paragraph-rsid="0013a118" style:font-size-asian="10pt" style:font-size-complex="10pt"/>
    </style:style>
    <style:style style:name="P7" style:family="paragraph" style:parent-style-name="Обычный">
      <style:paragraph-properties fo:line-height="80%"/>
    </style:style>
    <style:style style:name="P8" style:family="paragraph" style:parent-style-name="Обычный">
      <style:paragraph-properties fo:line-height="80%"/>
      <style:text-properties officeooo:paragraph-rsid="000e7de6"/>
    </style:style>
    <style:style style:name="P9" style:family="paragraph" style:parent-style-name="Обычный">
      <style:paragraph-properties fo:text-align="justify" style:justify-single-word="false">
        <style:tab-stops>
          <style:tab-stop style:position="11.001cm"/>
        </style:tab-stops>
      </style:paragraph-properties>
    </style:style>
    <style:style style:name="P10" style:family="paragraph" style:parent-style-name="Обычный">
      <style:text-properties officeooo:paragraph-rsid="000ac8c4"/>
    </style:style>
    <style:style style:name="P11" style:family="paragraph" style:parent-style-name="Обычный">
      <style:text-properties fo:font-style="italic" fo:background-color="transparent" style:font-style-asian="italic"/>
    </style:style>
    <style:style style:name="P12" style:family="paragraph" style:parent-style-name="Обычный">
      <style:text-properties fo:background-color="transparent"/>
    </style:style>
    <style:style style:name="P13" style:family="paragraph" style:parent-style-name="Обычный">
      <style:paragraph-properties fo:line-height="80%"/>
      <style:text-properties fo:background-color="transparent"/>
    </style:style>
    <style:style style:name="P14" style:family="paragraph" style:parent-style-name="Обычный">
      <style:text-properties officeooo:paragraph-rsid="0013a118"/>
    </style:style>
    <style:style style:name="P15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ac8c4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7de6"/>
    </style:style>
    <style:style style:name="P18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officeooo:paragraph-rsid="000ef9a9"/>
    </style:style>
    <style:style style:name="P19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0" style:family="paragraph" style:parent-style-name="Обычный">
      <style:paragraph-properties fo:margin-left="-0.198cm" fo:margin-right="0cm" fo:line-height="80%" fo:text-indent="0cm" style:auto-text-indent="false">
        <style:tab-stops/>
      </style:paragraph-properties>
      <style:text-properties fo:font-size="10pt" fo:font-weight="bold" style:font-size-asian="10pt" style:font-weight-asian="bold" style:font-size-complex="10pt"/>
    </style:style>
    <style:style style:name="P21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e7de6" style:font-size-asian="10pt" style:font-size-complex="10pt"/>
    </style:style>
    <style:style style:name="P23" style:family="paragraph" style:parent-style-name="Обычный">
      <style:paragraph-properties fo:margin-left="-0.198cm" fo:margin-right="0cm" fo:text-align="center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fo:background-color="transparent" style:font-size-asian="10pt" style:font-size-complex="10pt"/>
    </style:style>
    <style:style style:name="P25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ize="10pt" officeooo:paragraph-rsid="0009b51d" fo:background-color="transparent" style:font-size-asian="10pt" style:font-size-complex="10pt"/>
    </style:style>
    <style:style style:name="P2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style:text-underline-style="none" fo:background-color="transparent"/>
    </style:style>
    <style:style style:name="P2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28" style:family="paragraph" style:parent-style-name="Обычный">
      <style:paragraph-properties fo:margin-left="0.691cm" fo:margin-right="0cm" fo:text-indent="-0.889cm" style:auto-text-indent="false">
        <style:tab-stops/>
      </style:paragraph-properties>
      <style:text-properties fo:font-size="10pt" style:font-size-asian="10pt" style:font-size-complex="10pt"/>
    </style:style>
    <style:style style:name="P29" style:family="paragraph" style:parent-style-name="Обычный">
      <style:paragraph-properties fo:margin-top="0.423cm" fo:margin-bottom="0cm" loext:contextual-spacing="false" fo:text-align="justify" style:justify-single-word="false">
        <style:tab-stops>
          <style:tab-stop style:position="2.752cm"/>
          <style:tab-stop style:position="11.001cm"/>
        </style:tab-stops>
      </style:paragraph-properties>
    </style:style>
    <style:style style:name="P30" style:family="paragraph" style:parent-style-name="Обычный">
      <style:paragraph-properties fo:margin-top="0.423cm" fo:margin-bottom="0cm" loext:contextual-spacing="false">
        <style:tab-stops>
          <style:tab-stop style:position="2.752cm"/>
          <style:tab-stop style:position="11.001cm"/>
        </style:tab-stops>
      </style:paragraph-properties>
    </style:style>
    <style:style style:name="P31" style:family="paragraph" style:parent-style-name="Обычный">
      <style:paragraph-properties fo:margin-left="-0.199cm" fo:margin-right="0cm" fo:margin-top="0cm" fo:margin-bottom="0.071cm" loext:contextual-spacing="false" fo:text-align="justify" style:justify-single-word="false" fo:text-indent="0cm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Обычный" style:master-page-name="MP0">
      <style:paragraph-properties fo:text-align="center" style:justify-single-word="false" style:page-number="auto" fo:break-before="page"/>
      <style:text-properties fo:font-weight="bold" style:font-weight-asian="bold"/>
    </style:style>
    <style:style style:name="P33" style:family="paragraph" style:parent-style-name="Обычный">
      <style:text-properties officeooo:paragraph-rsid="000d1f1c"/>
    </style:style>
    <style:style style:name="P34" style:family="paragraph" style:parent-style-name="Обычный">
      <style:text-properties officeooo:paragraph-rsid="00152bdd"/>
    </style:style>
    <style:style style:name="T1" style:family="text">
      <style:text-properties fo:font-style="italic" style:text-underline-style="none" fo:background-color="transparent" loext:char-shading-value="0" style:font-style-asian="italic"/>
    </style:style>
    <style:style style:name="T2" style:family="text">
      <style:text-properties fo:font-style="italic" style:text-underline-style="none" officeooo:rsid="0009b51d" fo:background-color="transparent" loext:char-shading-value="0" style:font-style-asian="italic"/>
    </style:style>
    <style:style style:name="T3" style:family="text">
      <style:text-properties fo:font-style="italic" style:text-underline-style="none" officeooo:rsid="000acb84" fo:background-color="transparent" loext:char-shading-value="0" style:font-style-asian="italic"/>
    </style:style>
    <style:style style:name="T4" style:family="text">
      <style:text-properties fo:font-style="italic" fo:background-color="transparent" loext:char-shading-value="0" style:font-style-asian="italic"/>
    </style:style>
    <style:style style:name="T5" style:family="text">
      <style:text-properties fo:font-style="italic" officeooo:rsid="0009b51d" fo:background-color="transparent" loext:char-shading-value="0" style:font-style-asian="italic"/>
    </style:style>
    <style:style style:name="T6" style:family="text">
      <style:text-properties fo:font-style="italic" officeooo:rsid="000ac8c4" fo:background-color="transparent" loext:char-shading-value="0" style:font-style-asian="italic"/>
    </style:style>
    <style:style style:name="T7" style:family="text">
      <style:text-properties fo:font-style="italic" officeooo:rsid="000e7de6" fo:background-color="transparent" loext:char-shading-value="0" style:font-style-asian="italic"/>
    </style:style>
    <style:style style:name="T8" style:family="text">
      <style:text-properties fo:font-style="italic" officeooo:rsid="000d1f1c" fo:background-color="transparent" loext:char-shading-value="0" style:font-style-asian="italic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fo:background-color="transparent" loext:char-shading-value="0" style:font-style-asian="italic"/>
    </style:style>
    <style:style style:name="T11" style:family="text">
      <style:text-properties fo:language="en" fo:country="US" fo:font-style="italic" officeooo:rsid="0009b51d" fo:background-color="transparent" loext:char-shading-value="0" style:font-style-asian="italic"/>
    </style:style>
    <style:style style:name="T12" style:family="text">
      <style:text-properties fo:language="en" fo:country="US" fo:font-style="italic" officeooo:rsid="00100b5c" fo:background-color="transparent" loext:char-shading-value="0" style:font-style-asian="italic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0103562" fo:background-color="transparent" loext:char-shading-value="0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Segoe UI Symbol" fo:font-size="14pt" fo:letter-spacing="-0.004cm" fo:background-color="transparent" loext:char-shading-value="0" style:font-size-asian="14pt" style:font-name-complex="Segoe UI Symbol" style:font-size-complex="14pt"/>
    </style:style>
    <style:style style:name="T17" style:family="text">
      <style:text-properties style:font-name="Segoe UI Symbol" fo:font-size="14pt" fo:background-color="transparent" loext:char-shading-value="0" style:font-size-asian="14pt" style:font-name-complex="Segoe UI Symbol" style:font-size-complex="14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0ef9a9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size="10pt" fo:letter-spacing="-0.004cm" fo:background-color="transparent" loext:char-shading-value="0" style:font-size-asian="10pt" style:font-size-complex="10pt"/>
    </style:style>
    <style:style style:name="T22" style:family="text">
      <style:text-properties fo:font-size="10pt" fo:font-weight="bold" fo:background-color="transparent" loext:char-shading-value="0" style:font-size-asian="10pt" style:font-weight-asian="bold" style:font-size-complex="10pt"/>
    </style:style>
    <style:style style:name="T23" style:family="text">
      <style:text-properties fo:font-size="10pt" fo:font-style="italic" officeooo:rsid="000ac8c4" fo:background-color="#ffff00" loext:char-shading-value="0" style:font-size-asian="10pt" style:font-style-asian="italic" style:font-size-complex="10pt"/>
    </style:style>
    <style:style style:name="T24" style:family="text">
      <style:text-properties fo:font-size="10pt" fo:background-color="transparent" loext:char-shading-value="0" style:font-size-asian="10pt" style:font-size-complex="1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7" style:family="text">
      <style:text-properties style:text-underline-style="solid" style:text-underline-width="auto" style:text-underline-color="font-color" officeooo:rsid="0011c484"/>
    </style:style>
    <style:style style:name="T28" style:family="text">
      <style:text-properties fo:background-color="transparent" loext:char-shading-value="0"/>
    </style:style>
    <style:style style:name="T29" style:family="text">
      <style:text-properties fo:font-size="12pt" fo:font-style="italic" officeooo:rsid="000e7de6" fo:background-color="transparent" loext:char-shading-value="0" style:font-size-asian="12pt" style:font-style-asian="italic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1">АННОТАЦИЯ <text:s/>НИР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2" office:value-type="string">
            <text:p text:style-name="P27">Студент</text:p>
          </table:table-cell>
          <table:covered-table-cell/>
          <table:table-cell table:style-name="Таблица1.C1" table:number-columns-spanned="7" office:value-type="string">
            <text:p text:style-name="P15"><text:span text:style-name="Основной_20_шрифт_20_абзаца"><text:span text:style-name="T5">Хованский</text:span></text:span><text:span text:style-name="Основной_20_шрифт_20_абзаца"><text:span text:style-name="T4"> </text:span></text:span><text:span text:style-name="Основной_20_шрифт_20_абзаца"><text:span text:style-name="T5">Виктор</text:span></text:span><text:span text:style-name="Основной_20_шрифт_20_абзаца"><text:span text:style-name="T4"> </text:span></text:span><text:span text:style-name="Основной_20_шрифт_20_абзаца"><text:span text:style-name="T5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27">Факультет</text:p>
          </table:table-cell>
          <table:covered-table-cell/>
          <table:covered-table-cell/>
          <table:table-cell table:style-name="Таблица1.C1" table:number-columns-spanned="6" office:value-type="string">
            <text:p text:style-name="P11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27">Кафедра</text:p>
          </table:table-cell>
          <table:table-cell table:style-name="Таблица1.C1" table:number-columns-spanned="6" office:value-type="string">
            <text:p text:style-name="P11">Компьютерных технологий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2">Группа</text:p>
          </table:table-cell>
          <table:table-cell table:style-name="Таблица1.C1" office:value-type="string">
            <text:p text:style-name="Обычный"><text:span text:style-name="Основной_20_шрифт_20_абзаца"><text:span text:style-name="T10">M4</text:span></text:span><text:span text:style-name="Основной_20_шрифт_20_абзаца"><text:span text:style-name="T12">1</text:span></text:span><text:span text:style-name="Основной_20_шрифт_20_абзаца"><text:span text:style-name="T11">36с</text:span></text:span></text:p>
          </table:table-cell>
        </table:table-row>
        <table:table-row>
          <table:table-cell table:style-name="Таблица1.A1" table:number-columns-spanned="6" office:value-type="string">
            <text:p text:style-name="P27">Направление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1" table:number-columns-spanned="3" office:value-type="string">
            <text:p text:style-name="Обычный"><text:span text:style-name="Основной_20_шрифт_20_абзаца"><text:span text:style-name="T4">01.04.02 Прикладная математика и информатика</text:span></text:span></text:p>
          </table:table-cell>
          <table:covered-table-cell/>
          <table:covered-table-cell/>
        </table:table-row>
        <table:table-row>
          <table:table-cell table:style-name="Таблица1.A1" table:number-columns-spanned="4" office:value-type="string">
            <text:p text:style-name="P26">Руководитель</text:p>
          </table:table-cell>
          <table:covered-table-cell/>
          <table:covered-table-cell/>
          <table:covered-table-cell/>
          <table:table-cell table:style-name="Таблица1.C1" table:number-columns-spanned="5" office:value-type="string">
            <text:p text:style-name="Обычный"><text:span text:style-name="Основной_20_шрифт_20_абзаца"><text:span text:style-name="T2">Корнеев</text:span></text:span><text:span text:style-name="Основной_20_шрифт_20_абзаца"><text:span text:style-name="T1">, </text:span></text:span><text:span text:style-name="Основной_20_шрифт_20_абзаца"><text:span text:style-name="T2">Г</text:span></text:span><text:span text:style-name="Основной_20_шрифт_20_абзаца"><text:span text:style-name="T1">. </text:span></text:span><text:span text:style-name="Основной_20_шрифт_20_абзаца"><text:span text:style-name="T2">А</text:span></text:span><text:span text:style-name="Основной_20_шрифт_20_абзаца"><text:span text:style-name="T1">., </text:span></text:span><text:span text:style-name="Основной_20_шрифт_20_абзаца"><text:span text:style-name="T3">канд. техн. наук, доцент кафедры КТ Университета ИТМ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6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5" office:value-type="string">
            <text:p text:style-name="P15">Наименование темы<text:span text:style-name="Основной_20_шрифт_20_абзаца"><text:span text:style-name="T9">:</text:span></text:span></text:p>
          </table:table-cell>
          <table:covered-table-cell/>
          <table:covered-table-cell/>
          <table:covered-table-cell/>
          <table:covered-table-cell/>
          <table:table-cell table:style-name="Таблица1.C1" table:number-columns-spanned="4" office:value-type="string">
            <text:p text:style-name="P33"><text:span text:style-name="Основной_20_шрифт_20_абзаца"><text:span text:style-name="T8">Динамические иерархии в алгоритме поиска маршрутов в</text:span></text:span><text:span text:style-name="Основной_20_шрифт_20_абзаца"><text:span text:style-name="T4"> 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1.C1" table:number-columns-spanned="9" office:value-type="string">
            <text:p text:style-name="P34"><text:span text:style-name="Основной_20_шрифт_20_абзаца"><text:span text:style-name="T8">транспортной сет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9" table:number-columns-spanned="9" office:value-type="string">
            <text:p text:style-name="Обычный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2">ХАРАКТЕРИСТИКА<text:span text:style-name="Основной_20_шрифт_20_абзаца"><text:span text:style-name="T15"> </text:span></text:span>НИР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2" office:value-type="string">
            <text:p text:style-name="P19">1. Цель и задачи работы</text:p>
          </table:table-cell>
          <table:covered-table-cell/>
          <table:table-cell table:style-name="Таблица2.A1" table:number-rows-spanned="2" table:number-columns-spanned="4" office:value-type="string">
            <text:p text:style-name="P3"><text:span text:style-name="Основной_20_шрифт_20_абзаца"><text:span text:style-name="T17">☑</text:span></text:span><text:span text:style-name="Основной_20_шрифт_20_абзаца"><text:span text:style-name="T24"> Предложены студентом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Сформулированы при участии студент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2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Обычный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Определены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7"><text:span text:style-name="Основной_20_шрифт_20_абзаца"><text:span text:style-name="T7">Исследовать и разработать алгоритм для динамического построения иерархии в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2"><text:span text:style-name="Основной_20_шрифт_20_абзаца"><text:span text:style-name="T29">транспортном графе с автоматическим выделением областей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19">2. Обзорная часть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31">Число использованных литературных источников <text:span text:style-name="T25"><text:tab/></text:span><text:span text:style-name="T27">5<text:tab/><text:tab/><text:tab/><text:tab/><text:tab/> <text:s text:c="10"/></text:span>, 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21"><text:s/></text:p>
          </table:table-cell>
          <table:table-cell table:style-name="Таблица2.B9" table:number-columns-spanned="3" office:value-type="string">
            <text:p text:style-name="P23">Последние 5 лет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23">От 5 до 10 лет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23">Более 10 лет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1">Отечественных</text:p>
          </table:table-cell>
          <table:table-cell table:style-name="Таблица2.B9" table:number-columns-spanned="3" office:value-type="string">
            <text:p text:style-name="P5">0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5">0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5">0</text:p>
          </table:table-cell>
          <table:covered-table-cell/>
          <table:covered-table-cell/>
        </table:table-row>
        <table:table-row>
          <table:table-cell table:style-name="Таблица2.A9" office:value-type="string">
            <text:p text:style-name="P21">Зарубежных</text:p>
          </table:table-cell>
          <table:table-cell table:style-name="Таблица2.B9" table:number-columns-spanned="3" office:value-type="string">
            <text:p text:style-name="P5">2</text:p>
          </table:table-cell>
          <table:covered-table-cell/>
          <table:covered-table-cell/>
          <table:table-cell table:style-name="Таблица2.B9" table:number-columns-spanned="4" office:value-type="string">
            <text:p text:style-name="P5">3</text:p>
          </table:table-cell>
          <table:covered-table-cell/>
          <table:covered-table-cell/>
          <table:covered-table-cell/>
          <table:table-cell table:style-name="Таблица2.A9" table:number-columns-spanned="3" office:value-type="string">
            <text:p text:style-name="P5">0</text:p>
          </table:table-cell>
          <table:covered-table-cell/>
          <table:covered-table-cell/>
        </table:table-row>
        <table:table-row>
          <table:table-cell table:style-name="Таблица2.A7" table:number-columns-spanned="3" office:value-type="string">
            <text:p text:style-name="P21">Использованные электронные научные баз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5">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3" office:value-type="string">
            <text:p text:style-name="P21">Другие использованные Интернет-ресурсы</text:p>
          </table:table-cell>
          <table:covered-table-cell/>
          <table:covered-table-cell/>
          <table:table-cell table:style-name="Таблица2.A4" table:number-columns-spanned="8" office:value-type="string">
            <text:p text:style-name="P6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19">3. Содержа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1">3.1. Теоретическ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1">3.1.1. Теоретическое исследование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Не предусмотрено</text:span></text:span></text:p>
            <text:p text:style-name="Обычный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4"> Разработан новый алгоритм или подход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Адаптирован алгоритм или подход</text:span></text:span></text:p>
            <text:p text:style-name="P7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Использован алгоритм или подход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8">
          <table:table-cell table:style-name="Таблица2.A1" table:number-columns-spanned="2" office:value-type="string">
            <text:p text:style-name="P21">3.1.2. Моделирование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Не предусмотрено</text:span></text:span></text:p>
            <text:p text:style-name="Обычный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8"><text:span text:style-name="Основной_20_шрифт_20_абзаца"><text:span text:style-name="T17">☑</text:span></text:span><text:span text:style-name="Основной_20_шрифт_20_абзаца"><text:span text:style-name="T24"> Разработана новая модель</text:span></text:span></text:p>
            <text:p text:style-name="P8"><text:span text:style-name="Основной_20_шрифт_20_абзаца"><text:span text:style-name="T17">☐</text:span></text:span><text:span text:style-name="Основной_20_шрифт_20_абзаца"><text:span text:style-name="T24"> Адаптирована существующая модель</text:span></text:span></text:p>
            <text:p text:style-name="P7"><text:span text:style-name="Основной_20_шрифт_20_абзаца"><text:span text:style-name="T17">☐</text:span></text:span><text:span text:style-name="T28"> </text:span><text:span text:style-name="Основной_20_шрифт_20_абзаца"><text:span text:style-name="T24">Использована существующая модель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1">3.1.3. Проектирование архитектуры</text:p>
          </table:table-cell>
          <table:covered-table-cell/>
          <table:table-cell table:style-name="Таблица2.A7" table:number-columns-spanned="4" office:value-type="string"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Не предусмотрено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7" table:number-columns-spanned="5" office:value-type="string">
            <text:p text:style-name="P8"><text:span text:style-name="Основной_20_шрифт_20_абзаца"><text:span text:style-name="T17">☑</text:span></text:span><text:span text:style-name="Основной_20_шрифт_20_абзаца"><text:span text:style-name="T24"> Спроектирована новая архитектура </text:span></text:span></text:p>
            <text:p text:style-name="P8"><text:span text:style-name="Основной_20_шрифт_20_абзаца">☐</text:span><text:span text:style-name="Основной_20_шрифт_20_абзаца"><text:span text:style-name="T24"> Модифицирована существующая архитектура 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2.A1" table:number-columns-spanned="11" office:value-type="string">
            <text:p text:style-name="P24">3.2. Экспериментальная ча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5">
          <table:table-cell table:style-name="Таблица2.A1" table:number-columns-spanned="2" office:value-type="string">
            <text:p text:style-name="P28">3.2.1. Программа экспериментального исследования</text:p>
          </table:table-cell>
          <table:covered-table-cell/>
          <table:table-cell table:style-name="Таблица2.A1" table:number-columns-spanned="4" office:value-type="string"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4"> Не предусмотрена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Участие в исследовании, проводимом научной группой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Предложена студентом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Разработана при участии студента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Определена руководителем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9">
          <table:table-cell table:style-name="Таблица2.A1" table:number-rows-spanned="2" table:number-columns-spanned="2" office:value-type="string">
            <text:p text:style-name="P15"><text:span text:style-name="Основной_20_шрифт_20_абзаца"><text:span text:style-name="T18">3.2.2. Экспериментальная установка</text:span></text:span><text:span text:style-name="Основной_20_шрифт_20_абзаца"><text:span text:style-name="T20">/</text:span></text:span><text:span text:style-name="Основной_20_шрифт_20_абзаца"><text:span text:style-name="T18">программное обеспечение</text:span></text:span></text:p>
          </table:table-cell>
          <table:covered-table-cell/>
          <table:table-cell table:style-name="Таблица2.A1" table:number-columns-spanned="9" office:value-type="string">
            <text:p text:style-name="P8"><text:span text:style-name="Основной_20_шрифт_20_абзаца"><text:span text:style-name="T17">☑</text:span></text:span><text:span text:style-name="Основной_20_шрифт_20_абзаца"><text:span text:style-name="T24"> Разработана и собрана/внесены существенные изменения в существующую установку/программное обеспечение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Внесены отдельные изменения в существующую установку/ПО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A1" table:number-columns-spanned="4" office:value-type="string">
            <text:p text:style-name="P8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table-cell table:style-name="Таблица2.A1" table:number-columns-spanned="5" office:value-type="string">
            <text:p text:style-name="P7"><text:span text:style-name="Основной_20_шрифт_20_абзаца"><text:span text:style-name="T16">☐</text:span></text:span><text:span text:style-name="Основной_20_шрифт_20_абзаца"><text:span text:style-name="T21"> Использована существующая установка/ПО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2" office:value-type="string">
            <text:p text:style-name="P20">4. Полученные результаты</text:p>
          </table:table-cell>
          <table:covered-table-cell/>
          <table:table-cell table:style-name="Таблица2.A7" table:number-columns-spanned="8" office:value-type="string"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2"> </text:span></text:span><text:span text:style-name="Основной_20_шрифт_20_абзаца"><text:span text:style-name="T24">Обнаружены новые закономерности/разработаны новые алгоритмы, методы, подходы, модели</text:span></text:span></text:p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4"> Усовершенствована существующая архитектура</text:span></text:span></text:p>
            <text:p text:style-name="P7"><text:span text:style-name="Основной_20_шрифт_20_абзаца"><text:span text:style-name="T17">☑</text:span></text:span><text:span text:style-name="Основной_20_шрифт_20_абзаца"><text:span text:style-name="T24"> Подготовлена база для дальнейших исследований/разработок</text:span></text:span></text:p>
            <text:p text:style-name="P7"><text:span text:style-name="Основной_20_шрифт_20_абзаца"><text:span text:style-name="T17">☐</text:span></text:span><text:span text:style-name="Основной_20_шрифт_20_абзаца"><text:span text:style-name="T24"> Друго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45" office:value-type="string">
            <text:p text:style-name="P13"/>
          </table:table-cell>
        </table:table-row>
        <table:table-row>
          <table:table-cell table:style-name="Таблица2.A3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7" table:number-columns-spanned="5" office:value-type="string">
            <text:p text:style-name="P19">5. Работа выполнена в рамках действующей НИР?</text:p>
          </table:table-cell>
          <table:covered-table-cell/>
          <table:covered-table-cell/>
          <table:covered-table-cell/>
          <table:covered-table-cell/>
          <table:table-cell table:style-name="Таблица2.A7" table:number-columns-spanned="4" office:value-type="string">
            <text:p text:style-name="P14"><text:span text:style-name="Основной_20_шрифт_20_абзаца"><text:span text:style-name="T17">☐</text:span></text:span><text:span text:style-name="Основной_20_шрифт_20_абзаца"><text:span text:style-name="T24"> Да</text:span></text:span></text:p>
          </table:table-cell>
          <table:covered-table-cell/>
          <table:covered-table-cell/>
          <table:covered-table-cell/>
          <table:table-cell table:style-name="Таблица2.A7" table:number-columns-spanned="2" office:value-type="string">
            <text:p text:style-name="P14"><text:span text:style-name="Основной_20_шрифт_20_абзаца"><text:span text:style-name="T17">☑</text:span></text:span><text:span text:style-name="Основной_20_шрифт_20_абзаца"><text:span text:style-name="T24">Нет</text:span></text:span></text:p>
          </table:table-cell>
          <table:covered-table-cell/>
        </table:table-row>
        <table:table-row>
          <table:table-cell table:style-name="Таблица2.A3" table:number-columns-spanned="11" office:value-type="string">
            <text:p text:style-name="P16"><text:span text:style-name="Основной_20_шрифт_20_абзаца"><text:span text:style-name="T2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1" table:number-columns-spanned="7" office:value-type="string">
            <text:p text:style-name="P19">6. Публикации и выступления на конференциях по теме НИ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" table:number-columns-spanned="4" office:value-type="string">
            <text:p text:style-name="P4"/>
          </table:table-cell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18"><text:span text:style-name="Основной_20_шрифт_20_абзаца"><text:span text:style-name="T19">Отсутствуют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3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4" table:number-columns-spanned="11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29">Студент<text:tab/><text:span text:style-name="Основной_20_шрифт_20_абзаца"><text:span text:style-name="T26"><text:tab/></text:span></text:span></text:p>
      <text:p text:style-name="P30">Руководитель<text:tab/><text:span text:style-name="Основной_20_шрифт_20_абзаца"><text:span text:style-name="T26"><text:tab/></text:span></text:span> </text:p>
      <text:p text:style-name="P30">«______» ________________2<text:span text:style-name="T28">01</text:span><text:span text:style-name="Основной_20_шрифт_20_абзаца"><text:span text:style-name="T14">6</text:span></text:span><text:span text:style-name="Основной_20_шрифт_20_абзаца"><text:span text:style-name="T13"> </text:span></text:span><text:span text:style-name="T28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/>
    </style:style>
    <style:style style:name="Text_20_body_20_indent" style:display-name="Text body indent" style:family="paragraph" style:parent-style-name="Обычный" style:class="text">
      <style:paragraph-properties fo:margin-left="0.499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3_20_Знак" style:display-name="Заголовок 3 Знак" style:family="text" style:parent-style-name="Основной_20_шрифт_20_абзаца">
      <style:text-properties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detail_5f_character_5f_unicode" style:display-name="detail_character_unicod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MacOSX_X86_64 LibreOffice_project/d54a8868f08a7b39642414cf2c8ef2f228f780cf</meta:generator>
    <dc:title>Приложение 7</dc:title>
    <dc:description/>
    <dc:subject/>
    <meta:initial-creator>Пользователь</meta:initial-creator>
    <meta:creation-date>2018-05-24T18:07:00Z</meta:creation-date>
    <dc:date>2018-05-25T14:14:12.409700000</dc:date>
    <meta:editing-cycles>14</meta:editing-cycles>
    <meta:editing-duration>PT2H30M3S</meta:editing-duration>
    <meta:document-statistic meta:table-count="2" meta:image-count="0" meta:object-count="0" meta:page-count="2" meta:paragraph-count="86" meta:word-count="296" meta:character-count="2363" meta:non-whitespace-character-count="2124"/>
    <meta:template xlink:type="simple" xlink:actuate="onRequest" xlink:title="" xlink:href="Normal.dotm"/>
  </office:meta>
</office:document-meta>
</file>